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Verdana" svg:font-family="Verdana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19cfd"/>
    </style:style>
    <style:style style:name="P2" style:family="paragraph" style:parent-style-name="Standard">
      <style:text-properties officeooo:rsid="001d5613" officeooo:paragraph-rsid="001d5613"/>
    </style:style>
    <style:style style:name="P3" style:family="paragraph" style:parent-style-name="Standard">
      <style:text-properties officeooo:paragraph-rsid="001d5613"/>
    </style:style>
    <style:style style:name="P4" style:family="paragraph" style:parent-style-name="Standard">
      <style:text-properties officeooo:paragraph-rsid="001f0b79"/>
    </style:style>
    <style:style style:name="P5" style:family="paragraph" style:parent-style-name="Standard">
      <style:text-properties fo:font-size="14pt" fo:font-weight="bold" officeooo:paragraph-rsid="001f0b79" style:font-size-asian="14pt" style:font-weight-asian="bold" style:font-size-complex="14pt" style:font-weight-complex="bold"/>
    </style:style>
    <style:style style:name="P6" style:family="paragraph" style:parent-style-name="Text_20_body">
      <style:text-properties officeooo:paragraph-rsid="001d5613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officeooo:rsid="001f25ec" officeooo:paragraph-rsid="001f25ec" style:text-blinking="false" fo:background-color="#ffffff"/>
    </style:style>
    <style:style style:name="P10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officeooo:paragraph-rsid="001f0b79"/>
    </style:style>
    <style:style style:name="P11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officeooo:paragraph-rsid="001f25ec"/>
    </style:style>
    <style:style style:name="P12" style:family="paragraph" style:parent-style-name="Text_20_body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06e3a"/>
    </style:style>
    <style:style style:name="P13" style:family="paragraph" style:parent-style-name="Text_20_body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19cfd"/>
    </style:style>
    <style:style style:name="P14" style:family="paragraph" style:parent-style-name="Text_20_body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2c2b9"/>
    </style:style>
    <style:style style:name="P15" style:family="paragraph" style:parent-style-name="Text_20_body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2f52d"/>
    </style:style>
    <style:style style:name="T1" style:family="text">
      <style:text-properties fo:font-variant="normal" fo:text-transform="none" fo:color="#000000" style:text-line-through-style="none" style:text-line-through-type="none" style:font-name="monospace" fo:font-size="13pt" fo:letter-spacing="normal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bold" officeooo:rsid="001f0b79" style:text-blinking="false" fo:background-color="#ffffff" loext:char-shading-value="0" style:font-size-asian="15pt" style:font-weight-asian="bold" style:font-size-complex="15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rsid="001f25ec" style:text-blinking="false" fo:background-color="#ffffff" loext:char-shading-value="0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officeooo:rsid="001f0b79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officeooo:rsid="001f25ec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bold" officeooo:rsid="001f0b79" style:text-blinking="false" fo:background-color="#ffffff" loext:char-shading-value="0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Verdana" fo:font-size="13pt" fo:font-style="normal" style:text-underline-style="none" fo:font-weight="bold" officeooo:rsid="001f25ec" style:text-blinking="false" fo:background-color="#ffffff" loext:char-shading-value="0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5pt" fo:font-style="normal" style:text-underline-style="none" fo:font-weight="bold" officeooo:rsid="001f0b79" style:text-blinking="false" fo:background-color="#ffffff" loext:char-shading-value="0" style:font-size-asian="15pt" style:font-weight-asian="bold" style:font-size-complex="15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Verdana" fo:font-size="16pt" fo:font-style="normal" style:text-underline-style="none" fo:font-weight="bold" officeooo:rsid="001f25ec" style:text-blinking="false" fo:background-color="#ffffff" loext:char-shading-value="0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style:font-name="monospace" fo:font-size="7.5pt" fo:letter-spacing="normal" fo:font-style="normal" fo:font-weight="bold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font-name="Liberation Serif" fo:letter-spacing="normal" fo:font-style="normal" officeooo:rsid="001f0b79" fo:background-color="transparent" loext:char-shading-value="0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f0b79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d5613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444444" style:font-name="Liberation Serif" fo:font-size="13pt" fo:letter-spacing="normal" fo:font-style="normal" fo:font-weight="normal" officeooo:rsid="00206e3a" style:font-size-asian="13pt" style:font-weight-asian="normal" style:font-size-complex="13pt" style:font-weight-complex="normal"/>
    </style:style>
    <style:style style:name="T16" style:family="text">
      <style:text-properties fo:font-variant="normal" fo:text-transform="none" fo:color="#444444" style:font-name="Liberation Serif" fo:font-size="15pt" fo:letter-spacing="normal" fo:font-style="normal" fo:font-weight="bold" officeooo:rsid="00206e3a" style:font-size-asian="15pt" style:font-weight-asian="bold" style:font-size-complex="15pt" style:font-weight-complex="bold"/>
    </style:style>
    <style:style style:name="T17" style:family="text">
      <style:text-properties fo:font-variant="normal" fo:text-transform="none" fo:color="#444444" style:font-name="Liberation Serif" fo:font-size="16pt" fo:letter-spacing="normal" fo:font-style="normal" fo:font-weight="bold" officeooo:rsid="00219cfd" style:font-size-asian="16pt" style:font-weight-asian="bold" style:font-size-complex="16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d5613" style:font-weight-asian="bold" style:font-weight-complex="bold"/>
    </style:style>
    <style:style style:name="T20" style:family="text">
      <style:text-properties style:font-name="Liberation Serif" fo:font-size="13pt" fo:font-weight="normal" officeooo:rsid="001f25ec" style:font-size-asian="13pt" style:font-weight-asian="normal" style:font-size-complex="13pt" style:font-weight-complex="normal"/>
    </style:style>
    <style:style style:name="T21" style:family="text">
      <style:text-properties style:font-name="Liberation Serif" fo:font-size="13pt" fo:font-weight="normal" officeooo:rsid="001f8986" style:font-size-asian="13pt" style:font-weight-asian="normal" style:font-size-complex="13pt" style:font-weight-complex="normal"/>
    </style:style>
    <style:style style:name="T22" style:family="text">
      <style:text-properties style:font-name="Liberation Serif" fo:font-size="13pt" fo:font-weight="normal" officeooo:rsid="00206e3a" style:font-size-asian="13pt" style:font-weight-asian="normal" style:font-size-complex="13pt" style:font-weight-complex="normal"/>
    </style:style>
    <style:style style:name="T23" style:family="text">
      <style:text-properties style:font-name="Liberation Serif" fo:font-size="16pt" fo:font-weight="bold" officeooo:rsid="00206e3a" style:font-size-asian="16pt" style:font-weight-asian="bold" style:font-size-complex="16pt" style:font-weight-complex="bold"/>
    </style:style>
    <style:style style:name="T24" style:family="text">
      <style:text-properties style:font-name="Liberation Serif" fo:font-size="16pt" fo:font-weight="bold" officeooo:rsid="00219cfd" style:font-size-asian="16pt" style:font-weight-asian="bold" style:font-size-complex="16pt" style:font-weight-complex="bold"/>
    </style:style>
    <style:style style:name="T25" style:family="text">
      <style:text-properties style:font-name="Liberation Serif" fo:font-size="16pt" fo:font-weight="bold" officeooo:rsid="0022c2b9" style:font-size-asian="16pt" style:font-weight-asian="bold" style:font-size-complex="16pt" style:font-weight-complex="bold"/>
    </style:style>
    <style:style style:name="T26" style:family="text">
      <style:text-properties style:font-name="Liberation Serif" fo:font-size="16pt" fo:font-weight="bold" officeooo:rsid="0022f52d" style:font-size-asian="16pt" style:font-weight-asian="bold" style:font-size-complex="16pt" style:font-weight-complex="bold"/>
    </style:style>
    <style:style style:name="T27" style:family="text">
      <style:text-properties style:font-name="Liberation Serif" fo:font-size="16pt" fo:font-weight="bold" officeooo:rsid="001f25ec" style:font-size-asian="16pt" style:font-weight-asian="bold" style:font-size-complex="16pt" style:font-weight-complex="bold"/>
    </style:style>
    <style:style style:name="T28" style:family="text">
      <style:text-properties style:font-name="Liberation Serif" fo:font-size="16pt" fo:font-weight="normal" officeooo:rsid="0022c2b9" style:font-size-asian="16pt" style:font-weight-asian="normal" style:font-size-complex="16pt" style:font-weight-complex="normal"/>
    </style:style>
    <style:style style:name="T29" style:family="text">
      <style:text-properties style:font-name="Liberation Serif" fo:font-size="16pt" officeooo:rsid="0022c2b9" style:font-size-asian="16pt" style:font-size-complex="16pt"/>
    </style:style>
    <style:style style:name="T30" style:family="text">
      <style:text-properties style:font-name="Liberation Serif" fo:font-weight="normal" officeooo:rsid="0022c2b9" style:font-weight-asian="normal" style:font-weight-complex="normal"/>
    </style:style>
    <style:style style:name="T31" style:family="text">
      <style:text-properties style:font-name="Liberation Serif" fo:font-size="12pt" fo:font-weight="bold" officeooo:rsid="0022c2b9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officeooo:rsid="0022c2b9" style:font-size-asian="12pt" style:font-size-complex="12pt"/>
    </style:style>
    <style:style style:name="T3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219cfd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022c2b9" style:font-size-asian="12pt" style:font-weight-asian="normal" style:font-size-complex="12pt" style:font-weight-complex="normal"/>
    </style:style>
    <style:style style:name="T36" style:family="text">
      <style:text-properties fo:font-size="14pt" fo:font-weight="bold" officeooo:rsid="001d5613" style:font-size-asian="14pt" style:font-weight-asian="bold" style:font-size-complex="14pt" style:font-weight-complex="bold"/>
    </style:style>
    <style:style style:name="T37" style:family="text">
      <style:text-properties officeooo:rsid="001f25ec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size="13pt" fo:font-weight="normal" officeooo:rsid="00206e3a" style:font-size-asian="13pt" style:font-weight-asian="normal" style:font-size-complex="13pt" style:font-weight-complex="normal"/>
    </style:style>
    <style:style style:name="T40" style:family="text">
      <style:text-properties fo:font-size="15pt" fo:font-weight="bold" officeooo:rsid="001f25ec" style:font-size-asian="15pt" style:font-weight-asian="bold" style:font-size-complex="15pt" style:font-weight-complex="bold"/>
    </style:style>
    <style:style style:name="T41" style:family="text">
      <style:text-properties fo:font-size="16pt" fo:font-weight="bold" officeooo:rsid="0022c2b9" style:font-size-asian="16pt" style:font-weight-asian="bold" style:font-size-complex="16pt" style:font-weight-complex="bold"/>
    </style:style>
    <style:style style:name="T42" style:family="text">
      <style:text-properties fo:font-size="16pt" fo:font-weight="bold" officeooo:rsid="0022f52d" style:font-size-asian="16pt" style:font-weight-asian="bold" style:font-size-complex="16pt" style:font-weight-complex="bold"/>
    </style:style>
    <style:style style:name="T43" style:family="text">
      <style:text-properties fo:font-size="16pt" fo:font-weight="bold" officeooo:rsid="001f25ec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8">CREATE DATABASE </text:span>- <text:s/></text:p>
      <text:p text:style-name="P2">create Database Assignment-2</text:p>
      <text:p text:style-name="P3"><text:span text:style-name="T36"/></text:p>
      <text:p text:style-name="P4"><text:span text:style-name="T36">Table Created employess -</text:span><text:span text:style-name="T19"> </text:span><text:span text:style-name="T14"><text:s/></text:span></text:p>
      <text:p text:style-name="P4"><text:span text:style-name="T14">CREATE TABLE `Assignment`.`employee` ( `first_name` VARCHAR(25) NOT NULL , `last_name` VARCHAR(25) NOT NULL , `age` INT NOT NULL , `dept` VARCHAR(30) NOT NULL )</text:span></text:p>
      <text:p text:style-name="P3"><text:span text:style-name="T12"/></text:p>
      <text:p text:style-name="P5"><text:span text:style-name="T11">Insert DATA -</text:span></text:p>
      <text:p text:style-name="P4"><text:span text:style-name="T13">INSERT INTO `employee` (`first_name`, `last_name`, `age`, `dept`) VALUES ('Smith', 'Oak', '27', 'Devl'), ('John', 'jorz', '37', 'QA'), ('Hary', 'gaga', '32', 'QA');</text:span></text:p>
      <text:p text:style-name="P4"><text:span text:style-name="T13"/></text:p>
      <text:p text:style-name="P6"><text:span text:style-name="T1">the employee table is -</text:span></text:p>
      <text:p text:style-name="P7">+------------------------+------------------------------+----------+----------+</text:p>
      <text:p text:style-name="P7">| first_name             | last_name                    | age      | dept     |</text:p>
      <text:p text:style-name="P7">+------------------------+------------------------------+----------+----------+</text:p>
      <text:p text:style-name="P7">| Mesa                   | Loop                         |  30      |  Acct    |</text:p>
      <text:p text:style-name="P7">| Smith                  | Oak                          |  27      |  Devl    | </text:p>
      <text:p text:style-name="P7">| John                   | Jorz                         |  37      |  QA      | </text:p>
      <text:p text:style-name="P7">| Hary                   | Gaga                         |  32      |  QA      | </text:p>
      <text:p text:style-name="P8">+------------------------+------------------------------+----------+----------+</text:p>
      <text:p text:style-name="P10"><text:span text:style-name="T2">ANS 1</text:span><text:span text:style-name="T4">- <text:s/></text:span><text:span text:style-name="Source_20_Text">SELECT CONCAT(first_name, ' ', last_name) FROM employee WHERE age &gt; 30;</text:span></text:p>
      <text:p text:style-name="P11"><text:span text:style-name="T3">ANS 2-</text:span><text:span text:style-name="T5"> <text:s/></text:span><text:span text:style-name="Source_20_Text">SELECT VERSION(), USER(), CURRENT_DATE();</text:span></text:p>
      <text:p text:style-name="P11"><text:span text:style-name="Source_20_Text"><text:span text:style-name="T43">Ans 3</text:span></text:span><text:span text:style-name="Source_20_Text"><text:span text:style-name="T37">- </text:span></text:span><text:span text:style-name="Source_20_Text">SELECT <text:s/>ITEM_ID, ITEM, PRICE FROM ITEM WHERE price=(SELECT MAX(price) FROM ITEM;</text:span></text:p>
      <text:p text:style-name="P11"><text:span text:style-name="Source_20_Text"><text:span text:style-name="T27">Ans 4</text:span></text:span><text:span text:style-name="Source_20_Text"><text:span text:style-name="T40">- </text:span></text:span><text:span text:style-name="Source_20_Text"><text:span text:style-name="T20">CREATE USER '</text:span></text:span><text:span text:style-name="Source_20_Text"><text:span text:style-name="T21">ankit</text:span></text:span><text:span text:style-name="Source_20_Text"><text:span text:style-name="T20">'@'localhost' IDENTIFIED BY '</text:span></text:span><text:span text:style-name="Source_20_Text"><text:span text:style-name="T21">ankit</text:span></text:span><text:span text:style-name="Source_20_Text"><text:span text:style-name="T20">'; GRANT CREATE, ALTER, DROP, INSERT, UPDATE, DELETE, SELECT, REFERENCES, RELOAD on *.* TO 'ankit'@'localhost' WITH GRANT OPTION</text:span></text:span></text:p>
      <text:p text:style-name="P14"><text:span text:style-name="Source_20_Text"><text:span text:style-name="T20"><text:s text:c="2"/></text:span></text:span><text:span text:style-name="Source_20_Text"><text:span text:style-name="T26">ANS</text:span></text:span><text:span text:style-name="Source_20_Text"><text:span text:style-name="T25"> 5 - </text:span></text:span><text:span text:style-name="Source_20_Text"><text:span text:style-name="T35">SELECT name, department, age FROM students -&gt; WHERE department = 'CS' OR department = 'IT';</text:span></text:span></text:p>
      <text:p text:style-name="P15"><text:span text:style-name="Source_20_Text"><text:span text:style-name="T26"><text:s text:c="2"/>ANS</text:span></text:span><text:span text:style-name="Source_20_Text"><text:span text:style-name="T25"> 6: </text:span></text:span><text:span text:style-name="Source_20_Text"><text:span text:style-name="T35">SELECT * FROM students <text:s/>ORDER BY age DESC;</text:span></text:span></text:p>
      <text:p text:style-name="P14"><text:span text:style-name="Source_20_Text"><text:span text:style-name="T26"><text:s text:c="2"/>ANS – </text:span></text:span><text:span text:style-name="Source_20_Text"><text:span text:style-name="T25">7: </text:span></text:span><text:span text:style-name="Source_20_Text"><text:span text:style-name="T35">SELECT AGE FROM students;</text:span></text:span></text:p>
      <text:p text:style-name="P14"><text:soft-page-break/><text:span text:style-name="Source_20_Text"><text:span text:style-name="T26"><text:s/>ANS-</text:span></text:span><text:span text:style-name="Source_20_Text"><text:span text:style-name="T25"> 8: </text:span></text:span><text:span text:style-name="Source_20_Text"><text:span text:style-name="T35">SELECT * FROM students <text:s/>where name like ’m%’;</text:span></text:span></text:p>
      <text:p text:style-name="P14"><text:span text:style-name="Source_20_Text"><text:span text:style-name="T26"><text:s/>ANS - </text:span></text:span><text:span text:style-name="Source_20_Text"><text:span text:style-name="T25">9: </text:span></text:span><text:span text:style-name="Source_20_Text"><text:span text:style-name="T35">SELECT name, birth, dept_name, dept_block <text:s/>FROM students <text:s/>JOIN departments using(dept_id);</text:span></text:span></text:p>
      <text:p text:style-name="P15"><text:span text:style-name="Source_20_Text"><text:span text:style-name="T26"><text:s/>ANS – </text:span></text:span><text:span text:style-name="Source_20_Text"><text:span text:style-name="T25">10: </text:span></text:span><text:span text:style-name="Source_20_Text"><text:span text:style-name="T35">SELECT * FROM student where name REGEXP '^....$';</text:span></text:span></text:p>
      <text:p text:style-name="P15"><text:span text:style-name="Source_20_Text"><text:span text:style-name="T25"><text:s/></text:span></text:span><text:span text:style-name="Source_20_Text"><text:span text:style-name="T25">AN</text:span></text:span><text:span text:style-name="Source_20_Text"><text:span text:style-name="T26">S - </text:span></text:span><text:span text:style-name="Source_20_Text"><text:span text:style-name="T25">11:</text:span></text:span></text:p>
      <text:p text:style-name="P15"><text:span text:style-name="Source_20_Text"><text:span text:style-name="T35"> In this step, we have to find how many rows are duplicated.</text:span></text:span></text:p>
      <text:p text:style-name="P15"><text:span text:style-name="Source_20_Text"><text:span text:style-name="T35">SELECT <text:s/>ID ,NAME ,DEPT_ID, BIRTH, COUNT(*) FROM STUDENTS</text:span></text:span></text:p>
      <text:p text:style-name="P14"><text:span text:style-name="Source_20_Text"><text:span text:style-name="T35">GROUP BY ID,NAME,DEPT_ID,BIRTH HAVING COUNT(*)&gt;1;</text:span></text:span></text:p>
      <text:p text:style-name="P14"><text:span text:style-name="Source_20_Text"><text:span text:style-name="T35">NOW DELETE THAT ROW </text:span></text:span></text:p>
      <text:p text:style-name="P14"><text:span text:style-name="Source_20_Text"><text:span text:style-name="T35">DELETE FROM STUDENTS WHERE NAME=”Maria Gloria”;</text:span></text:span></text:p>
      <text:p text:style-name="P14"><text:span text:style-name="Source_20_Text"><text:span text:style-name="T35"/></text:span></text:p>
      <text:p text:style-name="P14"><text:span text:style-name="Source_20_Text"><text:span text:style-name="T25"><text:s/>ANS - 12 - </text:span></text:span><text:span text:style-name="Source_20_Text"><text:span text:style-name="T35">SELECT * FROM empdata GROUP BY id having mod(id,2)=1;</text:span></text:span></text:p>
      <text:p text:style-name="P13"><text:span text:style-name="Source_20_Text"><text:span text:style-name="T24"><text:s/>ANS -13 - </text:span></text:span><text:span text:style-name="Source_20_Text"><text:span text:style-name="T34">DELETE FROM empdata <text:s/>WHERE id IN( SELECT * FROM ( SELECT id FROM empdata GROUP BY id having mod(id,2)=1)temp);</text:span></text:span></text:p>
      <text:p text:style-name="P13"><text:span text:style-name="Source_20_Text"><text:span text:style-name="T24"><text:s/>ANS -14 - </text:span></text:span><text:span text:style-name="Source_20_Text"><text:span text:style-name="T34">CREATE TABLE IF NOT EXISTS `empdata` (</text:span></text:span></text:p>
      <text:p text:style-name="P13"><text:span text:style-name="Source_20_Text"><text:span text:style-name="T34"><text:s text:c="4"/>-&gt; <text:s text:c="2"/>`id` int(11) NOT NULL AUTO_INCREMENT,</text:span></text:span></text:p>
      <text:p text:style-name="P13"><text:span text:style-name="Source_20_Text"><text:span text:style-name="T34"><text:s text:c="4"/>-&gt; <text:s text:c="2"/>`name` char(25) NOT NULL,</text:span></text:span></text:p>
      <text:p text:style-name="P13"><text:span text:style-name="Source_20_Text"><text:span text:style-name="T34"><text:s text:c="4"/>-&gt; <text:s text:c="2"/>`email` varchar(100) NOT NULL,</text:span></text:span></text:p>
      <text:p text:style-name="P13"><text:span text:style-name="Source_20_Text"><text:span text:style-name="T34"><text:s text:c="4"/>-&gt; <text:s text:c="2"/>`phone` int(11) NOT NULL,</text:span></text:span></text:p>
      <text:p text:style-name="P13"><text:span text:style-name="Source_20_Text"><text:span text:style-name="T34"><text:s text:c="4"/>-&gt; <text:s text:c="2"/>PRIMARY KEY (`id`)</text:span></text:span></text:p>
      <text:p text:style-name="P13"><text:span text:style-name="Source_20_Text"><text:span text:style-name="T34"><text:s text:c="4"/>-&gt; ) </text:span></text:span></text:p>
      <text:p text:style-name="P13"><text:span text:style-name="Source_20_Text"><text:span text:style-name="T34">INSERT INTO `empdata` (`id`, `name`, `email`, `phone`) VALUES</text:span></text:span></text:p>
      <text:p text:style-name="P13"><text:soft-page-break/><text:span text:style-name="Source_20_Text"><text:span text:style-name="T34"><text:s text:c="4"/>-&gt; (1, 'Anjali', 'anjali@example.com', 878433948),</text:span></text:span></text:p>
      <text:p text:style-name="P13"><text:span text:style-name="Source_20_Text"><text:span text:style-name="T34"><text:s text:c="4"/>-&gt; (2, 'Priska', 'priska@example.com', 493905490),</text:span></text:span></text:p>
      <text:p text:style-name="P13"><text:span text:style-name="Source_20_Text"><text:span text:style-name="T34"><text:s text:c="4"/>-&gt; (3, 'Abhi', 'abhi@example.com', 403022139),</text:span></text:span></text:p>
      <text:p text:style-name="P13"><text:span text:style-name="Source_20_Text"><text:span text:style-name="T34"><text:s text:c="4"/>-&gt; (4, 'Joya', 'joya@example.com', 342345329),</text:span></text:span></text:p>
      <text:p text:style-name="P13"><text:span text:style-name="Source_20_Text"><text:span text:style-name="T34"><text:s text:c="4"/>-&gt; (5, 'Ammy', 'ammy@example.com', 239848342),</text:span></text:span></text:p>
      <text:p text:style-name="P13"><text:span text:style-name="Source_20_Text"><text:span text:style-name="T34"><text:s text:c="4"/>-&gt; (6, 'Lussi', 'lussi@example.com', 490290331);</text:span></text:span></text:p>
      <text:p text:style-name="P13"><text:span text:style-name="Source_20_Text"><text:span text:style-name="T34"/></text:span></text:p>
      <text:p text:style-name="P1"><text:span text:style-name="Source_20_Text"><text:span text:style-name="Strong_20_Emphasis"><text:span text:style-name="T34">UPDATE 'table_name' <text:s/></text:span></text:span></text:span><text:span text:style-name="Strong_20_Emphasis"><text:span text:style-name="T33">SET 'field_name' = CASE 'id' WHEN '1' THEN 'value 1' WHEN '2' THEN 'value 2' WHEN '3' THEN 'value 3' ELSE 'field_name';</text:span></text:span></text:p>
      <text:p text:style-name="P1"><text:span text:style-name="Strong_20_Emphasis"><text:span text:style-name="T33"/></text:span></text:p>
      <text:p text:style-name="P13"><text:span text:style-name="Source_20_Text"><text:span text:style-name="T23"><text:s/>ANS -1</text:span></text:span><text:span text:style-name="Source_20_Text"><text:span text:style-name="T24">5</text:span></text:span><text:span text:style-name="Source_20_Text"><text:span text:style-name="T23"> -</text:span></text:span><text:span text:style-name="Source_20_Text"><text:span text:style-name="T15">CREATE TABLE IF NOT EXISTS `empsalary` (`id` int(11) NOT NULL AUTO_INCREMENT, `ename` varchar(100) NOT NULL,`salary` int(50) NOT NULL, PRIMARY KEY (`id`) ) ;</text:span></text:span></text:p>
      <text:p text:style-name="P13"><text:span text:style-name="Source_20_Text"><text:span text:style-name="T15"><text:s/>INSERT INTO `empsalary` (`id`, `ename`, `salary`) VALUES</text:span></text:span></text:p>
      <text:p text:style-name="P13"><text:span text:style-name="Source_20_Text"><text:span text:style-name="T15"><text:s text:c="4"/>-&gt; (1, 'Smith', 30000),</text:span></text:span></text:p>
      <text:p text:style-name="P13"><text:span text:style-name="Source_20_Text"><text:span text:style-name="T15"><text:s text:c="4"/>-&gt; (2, 'Joney', 20000),</text:span></text:span></text:p>
      <text:p text:style-name="P13"><text:span text:style-name="Source_20_Text"><text:span text:style-name="T15"><text:s text:c="4"/>-&gt; (3, 'Mariya', 40000),</text:span></text:span></text:p>
      <text:p text:style-name="P13"><text:span text:style-name="Source_20_Text"><text:span text:style-name="T15"><text:s text:c="4"/>-&gt; (4, 'Zoya', 35000),</text:span></text:span></text:p>
      <text:p text:style-name="P13"><text:span text:style-name="Source_20_Text"><text:span text:style-name="T15"><text:s text:c="4"/>-&gt; (5, 'Lorya', 25000),</text:span></text:span></text:p>
      <text:p text:style-name="P13"><text:span text:style-name="Source_20_Text"><text:span text:style-name="T15"><text:s text:c="4"/>-&gt; (6, 'Rosy', 75000),(7, 'Aditya', 40000),(8, 'Kirti', 34000),(9, 'Joya', 20500),(10, 'Morya', 40500);</text:span></text:span></text:p>
      <text:p text:style-name="P13"><text:span text:style-name="Source_20_Text"><text:span text:style-name="T15">-</text:span></text:span><text:span text:style-name="Source_20_Text"><text:span text:style-name="T17">QUERY -</text:span></text:span><text:span text:style-name="Source_20_Text"><text:span text:style-name="T39">SELECT * FROM empsalary s1 </text:span></text:span><text:span text:style-name="Source_20_Text"><text:span text:style-name="T38">WHERE N-1 =(SELECT COUNT(DISTINCT salary) FROM empsalary s2 WHERE s2.salary &gt; s1.salary);</text:span></text:span></text:p>
      <text:p text:style-name="P13"><text:soft-page-break/><text:span text:style-name="Source_20_Text"><text:span text:style-name="T23"><text:s/></text:span></text:span></text:p>
      <text:p text:style-name="P12"><text:span text:style-name="Source_20_Text"><text:span text:style-name="T23"><text:s/>ANS -17 - <text:s/></text:span></text:span><text:span text:style-name="Source_20_Text"><text:span text:style-name="T22">SAVEPOINT C;</text:span></text:span></text:p>
      <text:p text:style-name="P12"><text:span text:style-name="Source_20_Text"><text:span text:style-name="T22"><text:tab/><text:tab/>DELETE FROM empsalary WHERE ename = 'Zoya';</text:span></text:span></text:p>
      <text:p text:style-name="P12"><text:span text:style-name="Source_20_Text"><text:span text:style-name="T22"><text:tab/><text:tab/>ROLLBACK TO C;</text:span></text:span></text:p>
      <text:p text:style-name="P12"><text:span text:style-name="Source_20_Text"><text:span text:style-name="T16">ANS <text:s/>18 - </text:span></text:span></text:p>
      <text:p text:style-name="P12"><text:span text:style-name="Source_20_Text"><text:span text:style-name="T15">SELECT * FROM `empsalary` ORDER BY salary DESC LIMIT 5;</text:span></text:span></text:p>
      <text:p text:style-name="P11"><text:span text:style-name="Source_20_Text"/></text:p>
      <text:p text:style-name="P11"><text:span text:style-name="Source_20_Text"/></text:p>
      <text:p text:style-name="P9"/>
      <text:p text:style-name="P8"/>
      <text:p text:style-name="P3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Verdana" svg:font-family="Verdana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4:41:58.345216168</meta:creation-date>
    <dc:date>2023-03-09T16:14:27.871995907</dc:date>
    <meta:editing-duration>PT38S</meta:editing-duration>
    <meta:editing-cycles>1</meta:editing-cycles>
    <meta:document-statistic meta:table-count="0" meta:image-count="0" meta:object-count="0" meta:page-count="4" meta:paragraph-count="63" meta:word-count="528" meta:character-count="3791" meta:non-whitespace-character-count="2957"/>
    <meta:generator>LibreOffice/6.4.7.2$Linux_X86_64 LibreOffice_project/40$Build-2</meta:generator>
  </office:meta>
</office:document-meta>
</file>